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3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3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3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3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3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  <draw:frame draw:style-name="gr4" xml:id="id8" draw:id="id8" draw:layer="layout" svg:width="2.86cm" svg:height="0.962cm" svg:x="5.425cm" svg:y="1.737cm">
          <draw:text-box>
            <text:p>spouses</text:p>
          </draw:text-box>
        </draw:frame>
        <draw:connector draw:style-name="gr5" draw:text-style-name="P1" draw:layer="layout" draw:type="line" svg:x1="6.855cm" svg:y1="2.699cm" svg:x2="5.543cm" svg:y2="4.13cm" draw:start-shape="id8" draw:start-glue-point="2" draw:end-shape="id9" draw:end-glue-point="11" svg:d="M6855 2699l-1312 1431" svg:viewBox="0 0 1313 1432">
          <text:p/>
        </draw:connector>
        <draw:connector draw:style-name="gr5" draw:text-style-name="P1" draw:layer="layout" draw:type="line" svg:x1="8.285cm" svg:y1="2.218cm" svg:x2="9.34cm" svg:y2="2.767cm" draw:start-shape="id8" draw:start-glue-point="1" draw:end-shape="id1" draw:end-glue-point="6" svg:d="M8285 2218l1055 549" svg:viewBox="0 0 1056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4:18:12.192861740</dc:date>
    <dc:creator>elucterio </dc:creator>
    <meta:editing-duration>PT1M54S</meta:editing-duration>
    <meta:editing-cycles>4</meta:editing-cycles>
    <meta:generator>LibreOffice/4.2.8.2$Linux_X86_64 LibreOffice_project/420m0$Build-2</meta:generator>
    <meta:document-statistic meta:object-count="17"/>
  </office:meta>
</office:document-meta>
</file>